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GB" officeooo:rsid="0011e2e9" officeooo:paragraph-rsid="0011e2e9"/>
    </style:style>
    <style:style style:name="P2" style:family="paragraph" style:parent-style-name="Standard">
      <style:text-properties fo:language="en" fo:country="GB" officeooo:rsid="001275e3" officeooo:paragraph-rsid="001275e3"/>
    </style:style>
    <style:style style:name="P3" style:family="paragraph" style:parent-style-name="Standard">
      <style:text-properties fo:language="en" fo:country="GB" officeooo:rsid="0015b444" officeooo:paragraph-rsid="0015b444"/>
    </style:style>
    <style:style style:name="P4" style:family="paragraph" style:parent-style-name="Standard">
      <style:text-properties fo:language="en" fo:country="GB" officeooo:rsid="001c01f6" officeooo:paragraph-rsid="001c01f6"/>
    </style:style>
    <style:style style:name="P5" style:family="paragraph" style:parent-style-name="Standard">
      <style:text-properties fo:language="en" fo:country="GB" officeooo:rsid="001c01f6" officeooo:paragraph-rsid="00277812"/>
    </style:style>
    <style:style style:name="P6" style:family="paragraph" style:parent-style-name="Standard">
      <style:text-properties fo:language="en" fo:country="GB" officeooo:rsid="001da193" officeooo:paragraph-rsid="001da193"/>
    </style:style>
    <style:style style:name="P7" style:family="paragraph" style:parent-style-name="Standard">
      <style:text-properties fo:language="en" fo:country="GB" officeooo:rsid="001ee168" officeooo:paragraph-rsid="001ee168"/>
    </style:style>
    <style:style style:name="P8" style:family="paragraph" style:parent-style-name="Standard">
      <style:text-properties fo:language="en" fo:country="GB" officeooo:rsid="001fab11" officeooo:paragraph-rsid="001fab11"/>
    </style:style>
    <style:style style:name="P9" style:family="paragraph" style:parent-style-name="Standard">
      <style:text-properties fo:language="en" fo:country="GB" officeooo:rsid="0024a341" officeooo:paragraph-rsid="0024a341"/>
    </style:style>
    <style:style style:name="P10" style:family="paragraph" style:parent-style-name="Standard">
      <style:text-properties fo:language="en" fo:country="GB" officeooo:rsid="0024a341" officeooo:paragraph-rsid="002fb0b3"/>
    </style:style>
    <style:style style:name="P11" style:family="paragraph" style:parent-style-name="Standard">
      <style:text-properties fo:language="en" fo:country="GB" officeooo:rsid="00277812" officeooo:paragraph-rsid="00277812"/>
    </style:style>
    <style:style style:name="P1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language="en" fo:country="GB" officeooo:rsid="002dc6df" officeooo:paragraph-rsid="002dc6df"/>
    </style:style>
    <style:style style:name="P1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language="en" fo:country="GB" officeooo:rsid="002dc6df" officeooo:paragraph-rsid="002dc6df"/>
    </style:style>
    <style:style style:name="P14" style:family="paragraph" style:parent-style-name="Standard">
      <style:text-properties fo:language="en" fo:country="GB" officeooo:rsid="002fb0b3" officeooo:paragraph-rsid="002fb0b3"/>
    </style:style>
    <style:style style:name="P15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language="en" fo:country="GB" officeooo:rsid="002fb0b3" officeooo:paragraph-rsid="002fb0b3"/>
    </style:style>
    <style:style style:name="P16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fo:language="en" fo:country="GB" officeooo:rsid="002fb0b3" officeooo:paragraph-rsid="002fb0b3"/>
    </style:style>
    <style:style style:name="P17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language="en" fo:country="GB" officeooo:rsid="002fb0b3" officeooo:paragraph-rsid="002fb0b3"/>
    </style:style>
    <style:style style:name="P18" style:family="paragraph" style:parent-style-name="Standard">
      <style:text-properties fo:language="en" fo:country="GB" style:text-underline-style="solid" style:text-underline-width="auto" style:text-underline-color="font-color" officeooo:rsid="002dc6df" officeooo:paragraph-rsid="002dc6df"/>
    </style:style>
    <style:style style:name="P19" style:family="paragraph" style:parent-style-name="Standard">
      <style:text-properties fo:language="en" fo:country="GB" fo:font-weight="bold" officeooo:rsid="001ee168" officeooo:paragraph-rsid="002fb0b3" style:font-weight-asian="bold" style:font-weight-complex="bold"/>
    </style:style>
    <style:style style:name="P20" style:family="paragraph" style:parent-style-name="Standard">
      <style:text-properties fo:language="en" fo:country="GB" officeooo:rsid="0031154e" officeooo:paragraph-rsid="0031154e"/>
    </style:style>
    <style:style style:name="P21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font-variant="normal" fo:text-transform="none" fo:color="#474747" loext:opacity="100%" style:font-name="FreeMono" fo:font-size="10.5pt" fo:letter-spacing="normal" fo:language="en" fo:country="GB" fo:font-style="normal" fo:font-weight="normal" officeooo:rsid="0024a341" officeooo:paragraph-rsid="0024a341"/>
    </style:style>
    <style:style style:name="P22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FreeMono" fo:language="en" fo:country="GB" officeooo:rsid="0024a341" officeooo:paragraph-rsid="0024a341"/>
    </style:style>
    <style:style style:name="P23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style:font-name="FreeMono" fo:language="en" fo:country="GB" officeooo:rsid="0024a341" officeooo:paragraph-rsid="0024a341"/>
    </style:style>
    <style:style style:name="P2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FreeMono" fo:language="en" fo:country="GB" officeooo:rsid="0024a341" officeooo:paragraph-rsid="002fb0b3"/>
    </style:style>
    <style:style style:name="P25" style:family="paragraph" style:parent-style-name="Standard" style:master-page-name="">
      <loext:graphic-properties draw:fill="none"/>
      <style:paragraph-properties fo:margin-left="0.4366in" fo:margin-right="0in" fo:text-indent="0in" style:auto-text-indent="false" style:page-number="auto" fo:background-color="transparent"/>
      <style:text-properties style:font-name="FreeMono" fo:font-size="10pt" fo:language="en" fo:country="GB" officeooo:rsid="002caa43" officeooo:paragraph-rsid="002caa43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.4366in" fo:margin-right="0in" fo:text-indent="0in" style:auto-text-indent="false" fo:background-color="transparent"/>
      <style:text-properties style:font-name="FreeMono" fo:font-size="10pt" fo:language="en" fo:country="GB" officeooo:rsid="002caa43" officeooo:paragraph-rsid="002caa43" style:font-size-asian="10pt" style:font-size-complex="10pt"/>
    </style:style>
    <style:style style:name="P27" style:family="paragraph" style:parent-style-name="Heading_20_1">
      <style:text-properties fo:language="en" fo:country="GB" officeooo:rsid="0011e2e9"/>
    </style:style>
    <style:style style:name="P28" style:family="paragraph" style:parent-style-name="Heading_20_2">
      <style:text-properties officeooo:rsid="002dc6df" officeooo:paragraph-rsid="002dc6df"/>
    </style:style>
    <style:style style:name="P29" style:family="paragraph" style:parent-style-name="Standard" style:list-style-name="L1">
      <style:text-properties fo:language="en" fo:country="GB" officeooo:rsid="0011e2e9" officeooo:paragraph-rsid="0011e2e9"/>
    </style:style>
    <style:style style:name="P30" style:family="paragraph" style:parent-style-name="Standard" style:list-style-name="L1">
      <style:text-properties fo:language="en" fo:country="GB" officeooo:rsid="001275e3" officeooo:paragraph-rsid="0011e2e9"/>
    </style:style>
    <style:style style:name="P31" style:family="paragraph" style:parent-style-name="Standard" style:list-style-name="L1">
      <style:text-properties fo:language="en" fo:country="GB" officeooo:rsid="001275e3" officeooo:paragraph-rsid="001275e3"/>
    </style:style>
    <style:style style:name="P32" style:family="paragraph" style:parent-style-name="Standard" style:list-style-name="L2">
      <style:text-properties fo:language="en" fo:country="GB" officeooo:rsid="0013f872" officeooo:paragraph-rsid="0013f872"/>
    </style:style>
    <style:style style:name="P33" style:family="paragraph" style:parent-style-name="Standard" style:list-style-name="L2">
      <style:text-properties fo:language="en" fo:country="GB" officeooo:rsid="0013f872" officeooo:paragraph-rsid="002b48b1"/>
    </style:style>
    <style:style style:name="P34" style:family="paragraph" style:parent-style-name="Standard" style:list-style-name="L3">
      <style:text-properties fo:language="en" fo:country="GB" officeooo:rsid="001c01f6" officeooo:paragraph-rsid="001c01f6"/>
    </style:style>
    <style:style style:name="P35" style:family="paragraph" style:parent-style-name="Standard" style:list-style-name="L3">
      <style:text-properties fo:language="en" fo:country="GB" officeooo:rsid="00277812" officeooo:paragraph-rsid="00277812"/>
    </style:style>
    <style:style style:name="P36" style:family="paragraph" style:parent-style-name="Standard">
      <style:text-properties fo:language="en" fo:country="GB" fo:font-weight="bold" officeooo:rsid="001ee168" officeooo:paragraph-rsid="002fb0b3" style:font-weight-asian="bold" style:font-weight-complex="bold"/>
    </style:style>
    <style:style style:name="P37" style:family="paragraph" style:parent-style-name="Standard">
      <style:text-properties fo:language="en" fo:country="GB" officeooo:rsid="001fab11" officeooo:paragraph-rsid="002fb0b3"/>
    </style:style>
    <style:style style:name="P38" style:family="paragraph" style:parent-style-name="Standard">
      <style:text-properties fo:language="en" fo:country="GB" officeooo:rsid="001ee168" officeooo:paragraph-rsid="002fb0b3"/>
    </style:style>
    <style:style style:name="P39" style:family="paragraph" style:parent-style-name="Standard">
      <style:text-properties fo:language="en" fo:country="GB" officeooo:rsid="00355207" officeooo:paragraph-rsid="00355207"/>
    </style:style>
    <style:style style:name="P40" style:family="paragraph" style:parent-style-name="Standard" style:list-style-name="L3">
      <style:text-properties fo:language="en" fo:country="GB" officeooo:rsid="00355207" officeooo:paragraph-rsid="00355207"/>
    </style:style>
    <style:style style:name="P41" style:family="paragraph" style:parent-style-name="Standard">
      <style:text-properties fo:language="en" fo:country="GB" officeooo:rsid="003657a5" officeooo:paragraph-rsid="003657a5"/>
    </style:style>
    <style:style style:name="P4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FreeMono" fo:language="en" fo:country="GB" officeooo:rsid="002fb0b3" officeooo:paragraph-rsid="002fb0b3"/>
    </style:style>
    <style:style style:name="P4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FreeMono" fo:language="en" fo:country="GB" officeooo:rsid="002fb0b3" officeooo:paragraph-rsid="002fb0b3"/>
    </style:style>
    <style:style style:name="T1" style:family="text">
      <style:text-properties officeooo:rsid="001275e3"/>
    </style:style>
    <style:style style:name="T2" style:family="text">
      <style:text-properties officeooo:rsid="0013f872"/>
    </style:style>
    <style:style style:name="T3" style:family="text">
      <style:text-properties officeooo:rsid="0015b444"/>
    </style:style>
    <style:style style:name="T4" style:family="text">
      <style:text-properties officeooo:rsid="00165a2d"/>
    </style:style>
    <style:style style:name="T5" style:family="text">
      <style:text-properties officeooo:rsid="001a57d2"/>
    </style:style>
    <style:style style:name="T6" style:family="text">
      <style:text-properties officeooo:rsid="001c01f6"/>
    </style:style>
    <style:style style:name="T7" style:family="text">
      <style:text-properties officeooo:rsid="001c1159"/>
    </style:style>
    <style:style style:name="T8" style:family="text">
      <style:text-properties officeooo:rsid="001ee168"/>
    </style:style>
    <style:style style:name="T9" style:family="text">
      <style:text-properties officeooo:rsid="001fab11"/>
    </style:style>
    <style:style style:name="T10" style:family="text">
      <style:text-properties officeooo:rsid="00277812"/>
    </style:style>
    <style:style style:name="T11" style:family="text">
      <style:text-properties officeooo:rsid="0027ce85"/>
    </style:style>
    <style:style style:name="T12" style:family="text">
      <style:text-properties officeooo:rsid="002b48b1"/>
    </style:style>
    <style:style style:name="T13" style:family="text">
      <style:text-properties officeooo:rsid="002c16d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caa43"/>
    </style:style>
    <style:style style:name="T16" style:family="text">
      <style:text-properties officeooo:rsid="002fb0b3"/>
    </style:style>
    <style:style style:name="T17" style:family="text">
      <style:text-properties officeooo:rsid="00355207"/>
    </style:style>
    <style:style style:name="T18" style:family="text">
      <style:text-properties style:text-underline-style="solid" style:text-underline-width="auto" style:text-underline-color="font-color" officeooo:rsid="00355207"/>
    </style:style>
    <style:style style:name="T19" style:family="text">
      <style:text-properties officeooo:rsid="003657a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>ZiqueDB is a desktop application <text:s/><text:span text:style-name="T1">intended <text:s/></text:span><text:span text:style-name="T15">initially to manage my </text:span><text:span text:style-name="T17">own c</text:span><text:span text:style-name="T12">ol</text:span>lection of <text:span text:style-name="T1">Irish </text:span>tunes <text:span text:style-name="T15">(Those I play or I want to learn)</text:span>. <text:span text:style-name="T15">The main features are</text:span> :</text:p>
      <text:list text:style-name="L1">
        <text:list-item>
          <text:p text:style-name="P29"><text:s/>Search engine</text:p>
        </text:list-item>
        <text:list-item>
          <text:p text:style-name="P30">Score display</text:p>
        </text:list-item>
        <text:list-item>
          <text:p text:style-name="P29"><text:span text:style-name="T12">Tune annotation</text:span><text:span text:style-name="T5">: (How you like it, how you play it, free comment...)</text:span></text:p>
        </text:list-item>
        <text:list-item>
          <text:p text:style-name="P29">Midi playing</text:p>
        </text:list-item>
        <text:list-item>
          <text:p text:style-name="P29">MP3 playing with speed and pitch adjustment</text:p>
        </text:list-item>
        <text:list-item>
          <text:p text:style-name="P29">Tune editing (using MuseScore as a<text:span text:style-name="T1">n </text:span><text:span text:style-name="T2">companion</text:span> application)</text:p>
        </text:list-item>
        <text:list-item>
          <text:p text:style-name="P30">Tune import in ABC format (typically from “thesession.org”)</text:p>
        </text:list-item>
        <text:list-item>
          <text:p text:style-name="P31">sets, lists creation</text:p>
        </text:list-item>
        <text:list-item>
          <text:p text:style-name="P31">...</text:p>
        </text:list-item>
      </text:list>
      <text:p text:style-name="P2"><text:span text:style-name="T14">Important</text:span>: As of now, ZiqueDB only runs on a Linux desktop<text:span text:style-name="T2">. <text:s/>A Windows version could be considered if there is a demand for it but some help would be needed.</text:span></text:p>
      <text:p text:style-name="P2"/>
      <text:p text:style-name="P3">Note that MP3 playing depends on your own collection MP3 files.</text:p>
      <text:h text:style-name="Heading_20_2" text:outline-level="2">Technical details:</text:h>
      <text:list text:style-name="L2">
        <text:list-item>
          <text:p text:style-name="P32">Go application using GTK3 </text:p>
        </text:list-item>
        <text:list-item>
          <text:p text:style-name="P32">sqlite database with <text:span text:style-name="T12">gorm (ORM)</text:span></text:p>
        </text:list-item>
        <text:list-item>
          <text:p text:style-name="P32">depends on an external midi <text:span text:style-name="T15">synthesizer such as </text:span><text:s/>fluidsynth</text:p>
        </text:list-item>
        <text:list-item>
          <text:p text:style-name="P32"><text:span text:style-name="T15">Intensive use of </text:span><text:span text:style-name="T3">MuseScore4 is used for tune editing <text:s/>and format conversion (=&gt;musicxml, svg)</text:span></text:p>
        </text:list-item>
        <text:list-item>
          <text:p text:style-name="P32"><text:span text:style-name="T15">Use of </text:span><text:span text:style-name="T3">abc2xml (and therefore on python3) for ABC import</text:span></text:p>
        </text:list-item>
        <text:list-item>
          <text:p text:style-name="P32"><text:span text:style-name="T15">Use of </text:span><text:span text:style-name="T3">rubberband library for speed and pitch adjustment when playing mp3</text:span></text:p>
        </text:list-item>
        <text:list-item>
          <text:p text:style-name="P33"><text:span text:style-name="T15">T</text:span><text:span text:style-name="T9">unes are stored in musescore format (.mscz) and derived files a</text:span><text:span text:style-name="T12">re</text:span><text:span text:style-name="T9"> created </text:span><text:span text:style-name="T12">for different purposes (play midi and display)</text:span></text:p>
          <text:p text:style-name="P33"/>
        </text:list-item>
      </text:list>
      <text:h text:style-name="Heading_20_2" text:outline-level="2">Prerequisites</text:h>
      <text:p text:style-name="P3">- on <text:span text:style-name="T19">linux systems:</text:span></text:p>
      <text:list text:style-name="L3">
        <text:list-item>
          <text:p text:style-name="P34">GTK3</text:p>
        </text:list-item>
        <text:list-item>
          <text:p text:style-name="P34">Fluidsynth</text:p>
        </text:list-item>
        <text:list-item>
          <text:p text:style-name="P34">Rubberband library</text:p>
        </text:list-item>
        <text:list-item>
          <text:p text:style-name="P34">Some sound system (ie : pipewire)</text:p>
        </text:list-item>
        <text:list-item>
          <text:p text:style-name="P34">python3 <text:span text:style-name="T17">(for ABC files import)</text:span></text:p>
        </text:list-item>
        <text:list-item>
          <text:p text:style-name="P35">sqlite3 library</text:p>
        </text:list-item>
        <text:list-item>
          <text:p text:style-name="P34">Musescore<text:span text:style-name="T11">4</text:span> (<text:span text:style-name="T7">that can be downloaded </text:span><text:span text:style-name="T15">as a portable app </text:span><text:span text:style-name="T7">from </text:span><text:a xlink:type="simple" xlink:href="https://musescore.org/" text:style-name="Internet_20_link" text:visited-style-name="Visited_20_Internet_20_Link"><text:span text:style-name="T7">https://musescore.org/</text:span></text:a><text:span text:style-name="T7">)</text:span></text:p>
          <text:p text:style-name="P40"/>
        </text:list-item>
      </text:list>
      <text:p text:style-name="P39">Debian packages: libgtk-3-common, pipewire, rubberband-cli, <text:span text:style-name="T19">libsqlite3-0</text:span></text:p>
      <text:list text:continue-numbering="true" text:style-name="L3">
        <text:list-item>
          <text:p text:style-name="P40"/>
        </text:list-item>
      </text:list>
      <text:p text:style-name="P4">In <text:span text:style-name="T7">addition, in </text:span>order to build the application:</text:p>
      <text:p text:style-name="P4">- <text:span text:style-name="T7">the </text:span>go development system that can be downloaded from <text:a xlink:type="simple" xlink:href="https://go.dev/" text:style-name="Internet_20_link" text:visited-style-name="Visited_20_Internet_20_Link">https://go.dev/</text:a> <text:span text:style-name="T10">(version &gt;= 1.23.4) with CGO enabled</text:span></text:p>
      <text:p text:style-name="P4">- <text:span text:style-name="T10">gcc </text:span></text:p>
      <text:p text:style-name="P5">- <text:span text:style-name="T10">development libraries <text:s/>(Debian packages : </text:span><text:span text:style-name="T4">libgtk-3-dev librubberband-dev </text:span>libasound2-dev <text:span text:style-name="T10">libsqlite3-dev)</text:span></text:p>
      <text:p text:style-name="P11"><text:s/></text:p>
      <text:p text:style-name="P4"/>
      <text:p text:style-name="P3"><text:soft-page-break/><text:span text:style-name="T4">As Musescore4 is distributed as a portable app, it should be “installed” and </text:span><text:span text:style-name="T7">made </text:span><text:span text:style-name="T4">accessible from the path </text:span><text:span text:style-name="T7">with the name MuseScore4. </text:span><text:span text:style-name="T15">For example, after download:</text:span></text:p>
      <text:p text:style-name="P25">chmod +x MuseScore-Studio-4.5.2.251141401-x86_64.AppImage</text:p>
      <text:p text:style-name="P26">MuseScore-Studio-4.5.2.251141401-x86_64.AppImage install</text:p>
      <text:p text:style-name="P26">ln -s ~/.local/bin/MuseScore-Studio-4.5.2.251141401-x86_64.AppImage \</text:p>
      <text:p text:style-name="P26"><text:s/>~/bin/MuseScore4</text:p>
      <text:p text:style-name="P26"/>
      <text:h text:style-name="P28" text:outline-level="2">Application installation</text:h>
      <text:p text:style-name="P18">Binary install:</text:p>
      <text:p text:style-name="P12">Get the binary from <text:a xlink:type="simple" xlink:href="https://github.com/py60800/ZiqueDB/bin" text:style-name="Internet_20_link" text:visited-style-name="Visited_20_Internet_20_Link">https://github.com/py60800/ZiqueDB/bin</text:a> and make it available from the path (ie. install it in ~/bin folder)</text:p>
      <text:p text:style-name="P13"/>
      <text:p text:style-name="P18">Source install:</text:p>
      <text:p text:style-name="P14">using go version &gt; 1.23.5</text:p>
      <text:p text:style-name="P14">and development libraries<text:span text:style-name="T10"> <text:s/>(Debian packages : </text:span><text:span text:style-name="T4">libgtk-3-dev librubberband-dev </text:span><text:span text:style-name="T6">libasound2-dev </text:span><text:span text:style-name="T10">libsqlite3-dev)</text:span></text:p>
      <text:p text:style-name="P14"/>
      <text:p text:style-name="P14">from an empty directory :</text:p>
      <text:p text:style-name="P16">git clone <text:a xlink:type="simple" xlink:href="https://github.com/py60800/ZiqueDB" text:style-name="Internet_20_link" text:visited-style-name="Visited_20_Internet_20_Link">https://github.com/py60800/ZiqueDB</text:a></text:p>
      <text:p text:style-name="P15">go build</text:p>
      <text:p text:style-name="P17">or </text:p>
      <text:p text:style-name="P15"><text:span text:style-name="T8">go install </text:span><text:a xlink:type="simple" xlink:href="mailto:github.com/py60800/ZiqueDB@latest" text:style-name="Internet_20_link" text:visited-style-name="Visited_20_Internet_20_Link"><text:span text:style-name="T8">github.com/py60800/ZiqueDB@latest</text:span></text:a><text:span text:style-name="T8">”</text:span></text:p>
      <text:p text:style-name="P14"/>
      <text:p text:style-name="P6">- get the binary from bin folder</text:p>
      <text:p text:style-name="P6">or build it from the source </text:p>
      <text:p text:style-name="P7">something like “go install <text:a xlink:type="simple" xlink:href="mailto:github.com/py60800/ZiqueDB@latest" text:style-name="Internet_20_link" text:visited-style-name="Visited_20_Internet_20_Link">github.com/py60800/ZiqueDB@latest</text:a>” should do the job</text:p>
      <text:p text:style-name="P7"/>
      <text:h text:style-name="Heading_20_2" text:outline-level="2">Prepare your environment</text:h>
      <text:p text:style-name="P19">locate your MP3 files:</text:p>
      <text:p text:style-name="P39">By default, ZiqueDB will search for all MP3s in the folder ~/Music/mp3 (including subfolders).</text:p>
      <text:p text:style-name="P39">Additional local repositories can be added using the Config menu.</text:p>
      <text:p text:style-name="P39"/>
      <text:p text:style-name="P41">Note that usual MP3 tags are used to index MP3 files (Artist, Album, Title). Sample rates other than 48000 or 44100 Hz may not work.</text:p>
      <text:p text:style-name="P39"/>
      <text:p text:style-name="P38"/>
      <text:p text:style-name="P19"><text:span text:style-name="T16">C</text:span><text:span text:style-name="T9">reate a directory to collect the tunes :</text:span></text:p>
      <text:p text:style-name="P37">The <text:span text:style-name="T19">recommended </text:span>structure looks like :</text:p>
      <text:p text:style-name="P8">~/Music/MuseScore/&lt;TuneKind&gt;/</text:p>
      <text:p text:style-name="P9">with a subdirectory per tune kind.</text:p>
      <text:p text:style-name="P10"><text:span text:style-name="T16">A sample file is provided (</text:span><text:a xlink:type="simple" xlink:href="https://github.com/py60800/ZiqueDB/samples" text:style-name="Internet_20_link" text:visited-style-name="Visited_20_Internet_20_Link"><text:span text:style-name="T16">https://github.com/py60800/ZiqueDB/samples</text:span></text:a><text:span text:style-name="T16">) for </text:span><text:span text:style-name="T17">new users:</text:span></text:p>
      <text:p text:style-name="P42">mkdir ~/Music/MuseScore</text:p>
      <text:p text:style-name="P43">cd ~/Music/MuseScore</text:p>
      <text:p text:style-name="P43">unzip sample.zip</text:p>
      <text:p text:style-name="P24"/>
      <text:p text:style-name="P20">On the first run ZiqueDB will expect this environment but it can be changed later from the “Config” menu.</text:p>
      <text:h text:style-name="Heading_20_2" text:outline-level="2"><text:soft-page-break/>Launching the application</text:h>
      <text:p text:style-name="P9"><text:span text:style-name="T17">A</text:span> MIDI synthesizer must be available <text:span text:style-name="T18">before</text:span> the start of ZiqueDB, it can be launched manual<text:span text:style-name="T13">ly but it’s better to use a script. Here is an example that checks if the synthesizer is active and launch it if not:</text:span></text:p>
      <text:p text:style-name="P22">#!/bin/sh</text:p>
      <text:p text:style-name="P23">aplaymidi -l | grep -i synth </text:p>
      <text:p text:style-name="P23">if [ $? -ne 0 ] ; then </text:p>
      <text:p text:style-name="P23">fluidsynth -a pulseaudio -q -si <text:span text:style-name="T13">\</text:span> /usr/share/sounds/sf2/FluidR3_GM.sf2 &amp;</text:p>
      <text:p text:style-name="P23"><text:s text:c="3"/>sleep 1</text:p>
      <text:p text:style-name="P23">fi</text:p>
      <text:p text:style-name="P23">~/bin/ZiqueDB -d ~/Music/ZiqueDB &amp;</text:p>
      <text:p text:style-name="P21"/>
      <text:p text:style-name="P20">On the first run, ZiqueDB will create a working directory to hold the database and some configurations files (that can be adapted to your needs).</text:p>
      <text:p text:style-name="P20"/>
      <text:h text:style-name="P27" text:outline-level="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08:23:12.093305294</meta:creation-date>
    <dc:date>2025-07-31T14:51:53.201558794</dc:date>
    <meta:editing-duration>PT2H34M4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3" meta:paragraph-count="82" meta:word-count="611" meta:character-count="3964" meta:non-whitespace-character-count="3438"/>
  </office:meta>
</office:document-meta>
</file>